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Cortoba" svg:font-family="Cortoba" style:font-pitch="variable"/>
    <style:font-face style:name="Hani" svg:font-family="Hani" style:font-pitch="variable"/>
    <style:font-face style:name="WenQuanYi Zen Hei Mono" svg:font-family="'WenQuanYi Zen Hei Mono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/>
      <style:text-properties style:font-name="Cortoba"/>
    </style:style>
    <style:style style:name="P3" style:family="paragraph" style:parent-style-name="Standard">
      <style:text-properties style:text-underline-style="none"/>
    </style:style>
    <style:style style:name="P4" style:family="paragraph" style:parent-style-name="Text_20_body">
      <style:text-properties style:font-name="Arial"/>
    </style:style>
    <style:style style:name="P5" style:family="paragraph" style:parent-style-name="Heading_20_3">
      <style:text-properties fo:font-size="18pt" style:font-size-asian="18pt" style:font-size-complex="18pt"/>
    </style:style>
    <style:style style:name="P6" style:family="paragraph" style:parent-style-name="Heading_20_3">
      <style:paragraph-properties fo:break-before="page"/>
    </style:style>
    <style:style style:name="P7" style:family="paragraph" style:parent-style-name="Heading_20_1">
      <style:text-properties fo:font-size="28pt" style:font-size-asian="28pt" style:font-size-complex="28pt"/>
    </style:style>
    <style:style style:name="P8" style:family="paragraph" style:parent-style-name="Heading_20_2">
      <style:text-properties fo:font-size="20pt" style:font-size-asian="20pt" style:font-size-complex="20pt"/>
    </style:style>
    <style:style style:name="P9" style:family="paragraph">
      <style:paragraph-properties fo:text-align="center"/>
    </style:style>
    <style:style style:name="gr1" style:family="graphic">
      <style:graphic-properties svg:stroke-width="0.199cm" svg:stroke-color="#000080" draw:textarea-horizontal-align="center" draw:textarea-vertical-align="middle" fo:padding-top="0.099cm" fo:padding-bottom="0.099cm" fo:padding-left="0.099cm" fo:padding-right="0.0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line text:anchor-type="paragraph" draw:z-index="5" draw:style-name="gr1" draw:text-style-name="P9" svg:x1="0.148cm" svg:y1="0.132cm" svg:x2="17.524cm" svg:y2="0.132cm"><text:p/></draw:line></text:p>
      <text:p text:style-name="Standard"/>
      <text:h text:style-name="P7" text:outline-level="1">Spry Web Browser </text:h>
      <text:h text:style-name="Heading_20_1" text:outline-level="1"/>
      <text:h text:style-name="P8" text:outline-level="2">Project Status Report – Week Two</text:h>
      <text:p text:style-name="P1"/>
      <text:h text:style-name="P5" text:outline-level="3">Project Manager: </text:h>
      <text:p text:style-name="P4"><text:s text:c="5"/>Doug Penner </text:p>
      <text:p text:style-name="P2"/>
      <text:h text:style-name="P5" text:outline-level="3">Contributors: </text:h>
      <text:p text:style-name="P4"><text:s text:c="5"/>Brendan Neva </text:p>
      <text:p text:style-name="P4"><text:s text:c="5"/>Steffen L. Norgren </text:p>
      <text:p text:style-name="P4"><text:s text:c="5"/>Eddie Zhang </text:p>
      <text:p text:style-name="P2"/>
      <text:h text:style-name="Heading_20_3" text:outline-level="3">COMP 4908 • BCIT • May 4, 2009 </text:h>
      <text:p text:style-name="P3"><draw:line text:anchor-type="paragraph" draw:z-index="0" draw:style-name="gr1" draw:text-style-name="P9" svg:x1="0.148cm" svg:y1="0.132cm" svg:x2="17.524cm" svg:y2="0.132cm"><text:p/></draw:lin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P6" text:outline-level="3">WEEK IN OVERVIEW </text:h>
      <text:p text:style-name="P3"><draw:line text:anchor-type="paragraph" draw:z-index="1" draw:style-name="gr1" draw:text-style-name="P9" svg:x1="0.148cm" svg:y1="0.132cm" svg:x2="17.524cm" svg:y2="0.132cm"><text:p/></draw:line></text:p>
      <text:p text:style-name="Standard"/>
      <text:p text:style-name="Standard"/>
      <text:p text:style-name="Standard"/>
      <text:h text:style-name="Heading_20_3" text:outline-level="3">TASKS COMPLETED BY MAY 3RD </text:h>
      <text:p text:style-name="Standard"><draw:line text:anchor-type="paragraph" draw:z-index="2" draw:style-name="gr1" draw:text-style-name="P9" svg:x1="0.148cm" svg:y1="0.132cm" svg:x2="17.524cm" svg:y2="0.132cm"><text:p/></draw:line></text:p>
      <text:p text:style-name="Standard"/>
      <text:h text:style-name="Heading_20_3" text:outline-level="3">TASKS NOT COMPLETED &amp; WHY </text:h>
      <text:p text:style-name="Standard"><draw:line text:anchor-type="paragraph" draw:z-index="3" draw:style-name="gr1" draw:text-style-name="P9" svg:x1="0.148cm" svg:y1="0.132cm" svg:x2="17.524cm" svg:y2="0.132cm"><text:p/></draw:line></text:p>
      <text:p text:style-name="Standard"/>
      <text:p text:style-name="Standard"/>
      <text:h text:style-name="Heading_20_3" text:outline-level="3">TASKS SCHEDULED FOR COMPLETION BY BY MAY 10TH </text:h>
      <text:p text:style-name="Standard"><draw:line text:anchor-type="paragraph" draw:z-index="4" draw:style-name="gr1" draw:text-style-name="P9" svg:x1="0.148cm" svg:y1="0.132cm" svg:x2="17.524cm" svg:y2="0.132cm"><text:p/></draw:line>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Cortoba" svg:font-family="Cortoba" style:font-pitch="variable"/>
    <style:font-face style:name="Hani" svg:font-family="Hani" style:font-pitch="variable"/>
    <style:font-face style:name="WenQuanYi Zen Hei Mono" svg:font-family="'WenQuanYi Zen Hei Mono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5-07T13:29:26</meta:creation-date>
    <dc:date>2009-05-08T12:38:42</dc:date>
    <meta:editing-duration>PT00H19M32S</meta:editing-duration>
    <meta:editing-cycles>8</meta:editing-cycles>
    <meta:generator>OpenOffice.org/3.0$Unix OpenOffice.org_project/300m15$Build-9379</meta:generator>
    <meta:document-statistic meta:table-count="0" meta:image-count="0" meta:object-count="0" meta:page-count="2" meta:paragraph-count="13" meta:word-count="50" meta:character-count="303"/>
    <meta:user-defined meta:name="Info 1"/>
    <meta:user-defined meta:name="Info 2"/>
    <meta:user-defined meta:name="Info 3"/>
    <meta:user-defined meta:name="Info 4"/>
  </office:meta>
</office:document-meta>
</file>